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atchent/</text:p>
      <text:p text:style-name="Standard">│── assets/</text:p>
      <text:p text:style-name="Standard">│ <text:s text:c="2"/>├── css/</text:p>
      <text:p text:style-name="Standard">│ <text:s text:c="2"/>│ <text:s text:c="2"/>├── style.css</text:p>
      <text:p text:style-name="Standard">│ <text:s text:c="2"/>├── js/</text:p>
      <text:p text:style-name="Standard">│ <text:s text:c="2"/>│ <text:s text:c="2"/>├── script.js</text:p>
      <text:p text:style-name="Standard">│ <text:s text:c="2"/>├── images/</text:p>
      <text:p text:style-name="Standard">│── includes/</text:p>
      <text:p text:style-name="Standard">│ <text:s text:c="2"/>├── db.php <text:s text:c="8"/># Database connection</text:p>
      <text:p text:style-name="Standard">│ <text:s text:c="2"/>├── header.php <text:s text:c="4"/># Header file</text:p>
      <text:p text:style-name="Standard">│ <text:s text:c="2"/>├── footer.php <text:s text:c="4"/># Footer file</text:p>
      <text:p text:style-name="Standard">│── admin/</text:p>
      <text:p text:style-name="Standard">│ <text:s text:c="2"/>├── index.php <text:s text:c="5"/># Admin Dashboard</text:p>
      <text:p text:style-name="Standard">│ <text:s text:c="2"/>├── products.php <text:s text:c="2"/># Product Management</text:p>
      <text:p text:style-name="Standard">│ <text:s text:c="2"/>├── orders.php <text:s text:c="4"/># Order Management</text:p>
      <text:p text:style-name="Standard">│── pages/</text:p>
      <text:p text:style-name="Standard">│ <text:s text:c="2"/>├── home.php <text:s text:c="6"/># Home Page</text:p>
      <text:p text:style-name="Standard">│ <text:s text:c="2"/>├── products.php <text:s text:c="2"/># Product Listing Page</text:p>
      <text:p text:style-name="Standard">│ <text:s text:c="2"/>├── contact.php <text:s text:c="3"/># Contact Us Page</text:p>
      <text:p text:style-name="Standard">│ <text:s text:c="2"/>├── about.php <text:s text:c="5"/># About Us Page</text:p>
      <text:p text:style-name="Standard">│── cart/</text:p>
      <text:p text:style-name="Standard">│ <text:s text:c="2"/>├── cart.php <text:s text:c="6"/># Shopping Cart</text:p>
      <text:p text:style-name="Standard">│ <text:s text:c="2"/>├── checkout.php <text:s text:c="2"/># Checkout Process</text:p>
      <text:p text:style-name="Standard">│── auth/</text:p>
      <text:p text:style-name="Standard">│ <text:s text:c="2"/>├── login.php <text:s text:c="5"/># User Login</text:p>
      <text:p text:style-name="Standard">│ <text:s text:c="2"/>├── register.php <text:s text:c="2"/># User Registration</text:p>
      <text:p text:style-name="Standard">│ <text:s text:c="2"/>├── logout.php <text:s text:c="4"/># Logout</text:p>
      <text:p text:style-name="Standard">│── config/</text:p>
      <text:p text:style-name="Standard">│ <text:s text:c="2"/>├── config.php <text:s text:c="4"/># Database Configuration</text:p>
      <text:p text:style-name="Standard">│── index.php <text:s text:c="9"/># Homepage</text:p>
      <text:p text:style-name="Standard">│── product.php <text:s text:c="7"/># Product Detail Page</text:p>
      <text:p text:style-name="Standard">│── cart.php <text:s text:c="10"/># Shopping Cart Page</text:p>
      <text:p text:style-name="Standard">│── checkout.php <text:s text:c="6"/># Checkout Page</text:p>
      <text:p text:style-name="Standard">│── contact.php <text:s text:c="7"/># Contact Form</text:p>
      <text:p text:style-name="Standard">│── about.php <text:s text:c="9"/># About Page</text:p>
      <text:p text:style-name="Standard">│── login.php <text:s text:c="9"/># User Login</text:p>
      <text:p text:style-name="Standard">│── register.php <text:s text:c="6"/># User Registration</text:p>
      <text:p text:style-name="Standard">│── logout.php <text:s text:c="8"/># Logout Functionality</text:p>
      <text:p text:style-name="Standard">│── admin.php <text:s text:c="9"/># Admin Dashboard</text:p>
      <text:p text:style-name="Standard">│── .htaccess <text:s text:c="9"/># URL Rewriting &amp; Security Rules</text:p>
      <text:p text:style-name="Standard">│── database.sql <text:s text:c="6"/># MySQL Database Schem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15T20:37:34.075625579</meta:creation-date>
    <dc:date>2025-03-15T20:37:58.841443163</dc:date>
    <meta:editing-duration>PT25S</meta:editing-duration>
    <meta:editing-cycles>1</meta:editing-cycles>
    <meta:document-statistic meta:table-count="0" meta:image-count="0" meta:object-count="0" meta:page-count="1" meta:paragraph-count="41" meta:word-count="195" meta:character-count="1286" meta:non-whitespace-character-count="925"/>
    <meta:generator>LibreOffice/6.4.7.2$Linux_X86_64 LibreOffice_project/40$Build-2</meta:generator>
  </office:meta>
</office:document-meta>
</file>